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xmlns:draw="urn:oasis:names:tc:opendocument:xmlns:drawing:1.0" xmlns:table="urn:oasis:names:tc:opendocument:xmlns:table:1.0" xmlns:xlink="http://www.w3.org/1999/xlink" xmlns:svg="urn:oasis:names:tc:opendocument:xmlns:svg-compatible:1.0" office:version="1.2">
  <office:automatic-styles>
    <!-- Стили по ГОСТ Р 2.105-2019 -->
    <!-- Стили титульного листа -->
    <style:style style:name="TitleCompany" style:family="paragraph">
      <style:paragraph-properties fo:text-align="center" fo:margin-top="0cm" fo:margin-bottom="0cm" fo:line-height="100%"/>
      <style:text-properties fo:font-family="FreeSerif" fo:font-size="14pt"/>
    </style:style>
    <style:style style:name="TitleRight" style:family="paragraph">
      <style:paragraph-properties fo:text-align="right" fo:margin-top="0cm" fo:margin-bottom="0cm" fo:line-height="100%" fo:margin-right="0cm"/>
      <style:text-properties fo:font-family="FreeSerif" fo:font-size="14pt"/>
    </style:style>
    <style:style style:name="TitleLeft" style:family="paragraph">
      <style:paragraph-properties fo:text-align="left" fo:margin-top="0cm" fo:margin-bottom="0cm" fo:line-height="100%" fo:margin-right="0cm"/>
      <style:text-properties fo:font-family="FreeSerif" fo:font-size="14pt"/>
    </style:style>
    <style:style style:name="TitlePage" style:family="paragraph">
      <style:paragraph-properties fo:text-align="center" fo:margin-top="0cm" fo:margin-bottom="0cm" fo:line-height="100%"/>
      <style:text-properties fo:font-family="FreeSerif" fo:font-size="14pt"/>
    </style:style>
    <style:style style:name="TitleBottom" style:family="paragraph">
      <style:paragraph-properties fo:text-align="center" fo:margin-top="0cm" fo:margin-bottom="0cm" fo:line-height="100%"/>
      <style:text-properties fo:font-family="FreeSerif" fo:font-size="14pt"/>
    </style:style>
    <!-- Основные стили документа -->
    <!-- Заголовок 1 уровня -->
    <style:style style:name="Heading_20_1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 fo:font-weight="bold"/>
    </style:style>
    <!-- Заголовок 2 уровня -->
    <style:style style:name="Heading_20_2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 fo:font-weight="bold"/>
    </style:style>
    <!-- Обычный текст -->
    <style:style style:name="Normal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Стиль для введения -->
    <style:style style:name="Intro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Пункты (1.1.1) -->
    <style:style style:name="Clause" style:family="paragraph">
      <style:paragraph-properties fo:text-align="justify" fo:margin-top="0cm" fo:margin-bottom="0cm" fo:line-height="100%" fo:text-indent="1.2cm" style:contextual-spacing="true"/>
      <style:text-properties fo:font-family="FreeSerif" fo:font-weight="normal" fo:font-size="14pt"/>
    </style:style>
    <!-- Подпункты (а), б)) -->
    <style:style style:name="Subclause" style:family="paragraph">
      <style:paragraph-properties fo:text-align="justify" fo:margin-top="0cm" fo:margin-bottom="0cm" fo:line-height="100%" fo:text-indent="1.2cm" style:contextual-spacing="true"/>
      <style:text-properties fo:font-family="FreeSerif" fo:font-size="14pt"/>
    </style:style>
    <!-- Заголовок таблицы -->
    <style:style style:name="TableTitle" style:family="paragraph">
      <style:paragraph-properties fo:text-align="left" fo:margin-top="0.3cm" fo:margin-bottom="0.1cm" fo:line-height="100%"/>
      <style:text-properties fo:font-family="FreeSerif" fo:font-size="14pt"/>
    </style:style>
    <!-- Ячейки таблицы -->
    <style:style style:name="TableCell" style:family="paragraph">
      <style:paragraph-properties fo:text-align="justify" fo:margin-top="0.1cm" fo:margin-bottom="0.1cm" fo:margin-left="0.1cm" fo:margin-right="0.1cm" fo:line-height="100%" fo:text-indent="0cm"/>
      <style:text-properties fo:font-family="FreeSerif" fo:font-size="14pt"/>
    </style:style>
    <!-- Заголовки столбцов таблицы -->
    <style:style style:name="TableHeader" style:family="paragraph">
      <style:paragraph-properties fo:text-align="center" fo:margin-top="0.1cm" fo:margin-bottom="0.1cm" fo:line-height="100%" fo:text-indent="0cm"/>
      <style:text-properties fo:font-family="FreeSerif" fo:font-size="14pt" fo:font-weight="bold"/>
    </style:style>
    <!-- Стиль для строк оглавления -->
    <style:style style:name="TOC" style:family="paragraph">
      <style:paragraph-properties fo:text-align="start" fo:margin-top="0cm" fo:margin-bottom="0cm" fo:line-height="100%" fo:text-indent="0cm" fo:margin-left="0cm">
                fo:margin-left="4.2cm"&gt;  <!-- Используем вычисленный отступ -->
                <style:tab-stops>
                <style:tab-stop style:position="19.5cm" style:type="right" style:leader-style="dotted" style:leader-text="."/>
                </style:tab-stops>
            </style:paragraph-properties>
      <style:text-properties fo:font-family="FreeSerif" fo:font-size="14pt"/>
    </style:style>
    <!-- Заголовок содержания -->
    <style:style style:name="TOCTitle" style:family="paragraph">
      <style:paragraph-properties fo:text-align="center" fo:margin-top="0cm" fo:margin-bottom="0.5cm" fo:line-height="100%"/>
      <style:text-properties fo:font-family="FreeSerif" fo:font-size="14pt" fo:font-weight="bold"/>
    </style:style>
    <!-- Разрыв страницы -->
    <style:style style:name="PageBreak" style:family="paragraph">
      <style:paragraph-properties fo:break-before="page" fo:margin-top="0cm" fo:margin-bottom="0cm"/>
      <style:text-properties fo:font-size="1pt"/>
    </style:style>
    <!-- Стили таблиц -->
    <!-- Основной стиль таблицы -->
    <style:style style:name="Table" style:family="table">
      <style:table-properties table:align="margins" style:width="16.5cm" fo:margin-top="0.2cm" fo:margin-bottom="0.2cm" style:border-model="collapsing"/>
    </style:style>
    <!-- Стиль столбцов таблицы (адаптивная ширина) -->
    <style:style style:name="TableColumn" style:family="table-column">
      <style:table-column-properties style:column-width="5.3cm"/>
    </style:style>
    <!-- Стиль строк таблицы -->
    <style:style style:name="TableRow" style:family="table-row">
      <style:table-row-properties fo:keep-together="always" style:min-row-height="0.5cm"/>
    </style:style>
    <!-- Стиль ячеек таблицы (с границами) -->
    <style:style style:name="TableCellStyle" style:family="table-cell">
      <style:table-cell-properties fo:border="0.35pt solid #000000" style:border-line-width="0.35pt"/>
    </style:style>
    <!-- Стиль для центрированных изображений БЕЗ ОБТЕКАНИЯ -->
    <style:style style:name="GraphicsCenter" style:family="graphic">
      <style:graphic-properties style:vertical-pos="top" style:vertical-rel="paragraph" style:horizontal-pos="center" style:horizontal-rel="paragraph" style:wrap="none" style:number-wrapped-paragraphs="no-limit" style:wrap-contour="false" fo:margin-left="auto" fo:margin-right="auto" fo:margin-top="0.3cm" fo:margin-bottom="0.1cm" style:mirror="none" fo:padding="0.1cm" fo:border="0.5pt solid #cccccc" style:border-line-width="0.5pt"/>
    </style:style>
    <!-- Стиль для обычных изображений БЕЗ ОБТЕКАНИЯ -->
    <style:style style:name="Graphics" style:family="graphic">
      <style:graphic-properties fo:margin-left="0cm" fo:margin-right="0cm" fo:margin-top="0.2cm" fo:margin-bottom="0.2cm" style:wrap="none" style:number-wrapped-paragraphs="no-limit" style:wrap-contour="false" style:vertical-pos="top" style:vertical-rel="paragraph" style:horizontal-pos="center" style:horizontal-rel="paragraph" style:mirror="none" fo:padding="0.05cm" fo:border="0.05pt solid #000000" style:border-line-width="0.05pt"/>
    </style:style>
    <!-- Стиль для подписи изображений (обычный) -->
    <style:style style:name="ImageCaption" style:family="paragraph">
      <style:paragraph-properties fo:text-align="center" fo:margin-top="0.1cm" fo:margin-bottom="0.2cm" fo:line-height="100%"/>
      <style:text-properties fo:font-family="FreeSerif" fo:font-size="14pt"/>
    </style:style>
    <!-- Стиль для центрированной подписи изображений -->
    <style:style style:name="ImageCaptionCenter" style:family="paragraph">
      <style:paragraph-properties fo:text-align="center" fo:margin-top="0.1cm" fo:margin-bottom="0.3cm" fo:line-height="100%" fo:text-indent="0cm"/>
      <style:text-properties fo:font-family="FreeSerif" fo:font-size="14pt"/>
    </style:style>
  </office:automatic-styles>
  <office:body>
    <office:text>
      <!-- ========== ТИТУЛЬНЫЙ ЛИСТ ========== -->
      <text:p text:style-name="TitleCompany">ООО "АИМ"</text:p>
      <text:p text:style-name="TitleLeft">26.70.23.190</text:p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Page"/>
      <text:p text:style-name="TitleCompany">СИСТЕМА АВТОМАТИЗИРОВАННОГО СЧИТЫВАНИЯ ПОКАЗАНИЙ СЧЕТЧИКОВ "САСП-2"</text:p>
      <text:p text:style-name="TitlePage"/>
      <text:p text:style-name="TitlePage">Паспорт</text:p>
      <text:p text:style-name="TitlePage"/>
      <text:p text:style-name="TitlePage">АИМУ.123456.002.ПС</text:p>
      <text:p text:style-name="TitlePage"/>
      <text:p text:style-name="TitlePage"/>
      <text:p text:style-name="TitlePage"/>
      <text:p text:style-name="TitlePage"/>
      <text:p text:style-name="PageBreak"/>
      <!-- ========== СОДЕРЖАНИЕ ========== -->
      <text:p text:style-name="TOCTitle">Содержание</text:p>
      <text:p text:style-name="TOC">
        <text:span>1 Основные сведения об изделии и технические данные</text:span>
        <text:tab/>
        <text:bookmark-ref text:reference-format="page" text:ref-name="toc_main_info_1">1</text:bookmark-ref>
      </text:p>
      <text:p text:style-name="TOC">
        <text:span>    1.1 Основные сведения</text:span>
        <text:tab/>
        <text:bookmark-ref text:reference-format="page" text:ref-name="toc_basic_info_2">1</text:bookmark-ref>
      </text:p>
      <text:p text:style-name="TOC">
        <text:span>    1.2 Технические данные</text:span>
        <text:tab/>
        <text:bookmark-ref text:reference-format="page" text:ref-name="toc_technical_data_3">1</text:bookmark-ref>
      </text:p>
      <text:p text:style-name="TOC">
        <text:span>2 Комплектность</text:span>
        <text:tab/>
        <text:bookmark-ref text:reference-format="page" text:ref-name="toc_completeness_4">1</text:bookmark-ref>
      </text:p>
      <text:p text:style-name="TOC">
        <text:span>    2.1 Комплект поставки</text:span>
        <text:tab/>
        <text:bookmark-ref text:reference-format="page" text:ref-name="toc_delivery_set_5">1</text:bookmark-ref>
      </text:p>
      <text:p text:style-name="TOC">
        <text:span>    2.2 Изделия с ограниченным ресурсом</text:span>
        <text:tab/>
        <text:bookmark-ref text:reference-format="page" text:ref-name="toc_limited_resource_6">1</text:bookmark-ref>
      </text:p>
      <text:p text:style-name="TOC">
        <text:span>    2.3 Дополнительное оборудование</text:span>
        <text:tab/>
        <text:bookmark-ref text:reference-format="page" text:ref-name="toc_additional_equipment_7">1</text:bookmark-ref>
      </text:p>
      <text:p text:style-name="TOC">
        <text:span>3 Ресурсы, сроки службы и хранения и гарантии изготовителя</text:span>
        <text:tab/>
        <text:bookmark-ref text:reference-format="page" text:ref-name="toc_lifespan_warranty_8">1</text:bookmark-ref>
      </text:p>
      <text:p text:style-name="TOC">
        <text:span>    3.1 Ресурсы, сроки службы и хранения</text:span>
        <text:tab/>
        <text:bookmark-ref text:reference-format="page" text:ref-name="toc_lifespan_9">1</text:bookmark-ref>
      </text:p>
      <text:p text:style-name="TOC">
        <text:span>    3.2 Гарантии изготовителя</text:span>
        <text:tab/>
        <text:bookmark-ref text:reference-format="page" text:ref-name="toc_warranty_10">1</text:bookmark-ref>
      </text:p>
      <text:p text:style-name="TOC">
        <text:span>4 Консервация</text:span>
        <text:tab/>
        <text:bookmark-ref text:reference-format="page" text:ref-name="toc_preservation_11">1</text:bookmark-ref>
      </text:p>
      <text:p text:style-name="TOC">
        <text:span>    4.1 Консервация</text:span>
        <text:tab/>
        <text:bookmark-ref text:reference-format="page" text:ref-name="toc_preservation_table_12">1</text:bookmark-ref>
      </text:p>
      <text:p text:style-name="TOC">
        <text:span>5 Свидетельство об упаковывании</text:span>
        <text:tab/>
        <text:bookmark-ref text:reference-format="page" text:ref-name="toc_packaging_13">1</text:bookmark-ref>
      </text:p>
      <text:p text:style-name="TOC">
        <text:span>    5.1 Свидетельство об упаковывании</text:span>
        <text:tab/>
        <text:bookmark-ref text:reference-format="page" text:ref-name="toc_packaging_info_14">1</text:bookmark-ref>
      </text:p>
      <text:p text:style-name="TOC">
        <text:span>6 Свидетельство о приемке</text:span>
        <text:tab/>
        <text:bookmark-ref text:reference-format="page" text:ref-name="toc_acceptance_15">1</text:bookmark-ref>
      </text:p>
      <text:p text:style-name="TOC">
        <text:span>    6.1 Свидетельство о приемке</text:span>
        <text:tab/>
        <text:bookmark-ref text:reference-format="page" text:ref-name="toc_acceptance_info_16">1</text:bookmark-ref>
      </text:p>
      <text:p text:style-name="TOC">
        <text:span>7 Требования к проверке перед установкой</text:span>
        <text:tab/>
        <text:bookmark-ref text:reference-format="page" text:ref-name="toc_pre_installation_17">1</text:bookmark-ref>
      </text:p>
      <text:p text:style-name="TOC">
        <text:span>    7.1 Проверка перед установкой</text:span>
        <text:tab/>
        <text:bookmark-ref text:reference-format="page" text:ref-name="toc_pre_installation_checklist_18">1</text:bookmark-ref>
      </text:p>
      <text:p text:style-name="TOC">
        <text:span>8 Сведения об утилизации</text:span>
        <text:tab/>
        <text:bookmark-ref text:reference-format="page" text:ref-name="toc_disposal_19">1</text:bookmark-ref>
      </text:p>
      <text:p text:style-name="TOC">
        <text:span>    8.1 Меры безопасности при утилизации</text:span>
        <text:tab/>
        <text:bookmark-ref text:reference-format="page" text:ref-name="toc_disposal_safety_20">1</text:bookmark-ref>
      </text:p>
      <text:p text:style-name="TOC">
        <text:span>    8.2 Подготовка к утилизации</text:span>
        <text:tab/>
        <text:bookmark-ref text:reference-format="page" text:ref-name="toc_disposal_preparation_21">1</text:bookmark-ref>
      </text:p>
      <text:p text:style-name="TOC">
        <text:span>    8.3 Методы утилизации</text:span>
        <text:tab/>
        <text:bookmark-ref text:reference-format="page" text:ref-name="toc_disposal_methods_22">1</text:bookmark-ref>
      </text:p>
      <text:p text:style-name="TOC">
        <text:span>    8.4 Перечень утилизируемых составных частей</text:span>
        <text:tab/>
        <text:bookmark-ref text:reference-format="page" text:ref-name="toc_disposal_parts_23">1</text:bookmark-ref>
      </text:p>
      <text:p text:style-name="PageBreak"/>
      <text:p text:style-name="Heading_20_1">
        <text:bookmark-start text:name="toc_main_info_1"/>
        1 Основные сведения об изделии и технические данные
        <text:bookmark-end text:name="toc_main_info_1"/>
      </text:p>
      <text:p text:style-name="Heading_20_2">
        <text:bookmark-start text:name="toc_basic_info_2"/>
        1.1 Основные сведения
        <text:bookmark-end text:name="toc_basic_info_2"/>
      </text:p>
      <text:p text:style-name="Clause">Основные сведения об изделии приведены в таблице 1</text:p>
      <text:p text:style-name="TableTitle">Таблица 1 – Основные сведения</text:p>
      <table:table table:name="Table1" table:style-name="Table"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Параметр</text:p>
          </table:table-cell>
          <table:table-cell table:style-name="TableCellStyle" office:value-type="string">
            <text:p text:style-name="TableHeader">Значение</text:p>
          </table:table-cell>
        </table:table-row>
        <table:table-row table:style-name="TableRow">
          <table:table-cell table:style-name="TableCellStyle" office:value-type="string">
            <text:p text:style-name="TableCell">Наименование изделия</text:p>
          </table:table-cell>
          <table:table-cell table:style-name="TableCellStyle" office:value-type="string">
            <text:p text:style-name="TableCell">Система автоматизированного считывания показаний счетчиков "САСП-2"</text:p>
          </table:table-cell>
        </table:table-row>
        <table:table-row table:style-name="TableRow">
          <table:table-cell table:style-name="TableCellStyle" office:value-type="string">
            <text:p text:style-name="TableCell">Обозначение изделия</text:p>
          </table:table-cell>
          <table:table-cell table:style-name="TableCellStyle" office:value-type="string">
            <text:p text:style-name="TableCell">АИМУ.123456.002</text:p>
          </table:table-cell>
        </table:table-row>
        <table:table-row table:style-name="TableRow">
          <table:table-cell table:style-name="TableCellStyle" office:value-type="string">
            <text:p text:style-name="TableCell">Дата изготовления</text:p>
          </table:table-cell>
          <table:table-cell table:style-name="TableCellStyle" office:value-type="string">
            <text:p text:style-name="TableCell">01.01.2025</text:p>
          </table:table-cell>
        </table:table-row>
        <table:table-row table:style-name="TableRow">
          <table:table-cell table:style-name="TableCellStyle" office:value-type="string">
            <text:p text:style-name="TableCell">Изготовитель</text:p>
          </table:table-cell>
          <table:table-cell table:style-name="TableCellStyle" office:value-type="string">
            <text:p text:style-name="TableCell">ООО "АИМ"</text:p>
          </table:table-cell>
        </table:table-row>
        <table:table-row table:style-name="TableRow">
          <table:table-cell table:style-name="TableCellStyle" office:value-type="string">
            <text:p text:style-name="TableCell">Заводской номер</text:p>
          </table:table-cell>
          <table:table-cell table:style-name="TableCellStyle" office:value-type="string">
            <text:p text:style-name="TableCell">ESP-CAM-2025-0001</text:p>
          </table:table-cell>
        </table:table-row>
        <table:table-row table:style-name="TableRow">
          <table:table-cell table:style-name="TableCellStyle" office:value-type="string">
            <text:p text:style-name="TableCell">Сертификат соответствия</text:p>
          </table:table-cell>
          <table:table-cell table:style-name="TableCellStyle" office:value-type="string">
            <text:p text:style-name="TableCell">№ [Номер сертификата] от [Дата выдачи], срок действия до [Дата окончания действия], выдан [Орган по сертификации]</text:p>
          </table:table-cell>
        </table:table-row>
        <table:table-row table:style-name="TableRow">
          <table:table-cell table:style-name="TableCellStyle" office:value-type="string">
            <text:p text:style-name="TableCell">Стандарты соответствия</text:p>
          </table:table-cell>
          <table:table-cell table:style-name="TableCellStyle" office:value-type="string">
            <text:p text:style-name="TableCell">['ГОСТ 2.601-2019', 'ГОСТ Р 2.610-2019']</text:p>
          </table:table-cell>
        </table:table-row>
      </table:table>
      <text:p text:style-name="Normal"/>
      <text:p text:style-name="Heading_20_2">
        <text:bookmark-start text:name="toc_technical_data_3"/>
        1.2 Технические данные
        <text:bookmark-end text:name="toc_technical_data_3"/>
      </text:p>
      <text:p text:style-name="Clause">Технические данные приведены приведены в таблице 2</text:p>
      <text:p text:style-name="TableTitle">Таблица 2 – Технические данные</text:p>
      <table:table table:name="Table2" table:style-name="Table"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Параметр</text:p>
          </table:table-cell>
          <table:table-cell table:style-name="TableCellStyle" office:value-type="string">
            <text:p text:style-name="TableHeader">Значение</text:p>
          </table:table-cell>
        </table:table-row>
        <table:table-row table:style-name="TableRow">
          <table:table-cell table:style-name="TableCellStyle" office:value-type="string">
            <text:p text:style-name="TableCell">Модель микроконтроллера</text:p>
          </table:table-cell>
          <table:table-cell table:style-name="TableCellStyle" office:value-type="string">
            <text:p text:style-name="TableCell">ESP32-S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ая тактовая частота процессора</text:p>
          </table:table-cell>
          <table:table-cell table:style-name="TableCellStyle" office:value-type="string">
            <text:p text:style-name="TableCell">240 МГц</text:p>
          </table:table-cell>
        </table:table-row>
        <table:table-row table:style-name="TableRow">
          <table:table-cell table:style-name="TableCellStyle" office:value-type="string">
            <text:p text:style-name="TableCell">Количество вычислительных ядер</text:p>
          </table:table-cell>
          <table:table-cell table:style-name="TableCellStyle" office:value-type="string">
            <text:p text:style-name="TableCell">2 шт</text:p>
          </table:table-cell>
        </table:table-row>
        <table:table-row table:style-name="TableRow">
          <table:table-cell table:style-name="TableCellStyle" office:value-type="string">
            <text:p text:style-name="TableCell">Модель CMOS-матрицы</text:p>
          </table:table-cell>
          <table:table-cell table:style-name="TableCellStyle" office:value-type="string">
            <text:p text:style-name="TableCell">OV2640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ое разрешение сенсора</text:p>
          </table:table-cell>
          <table:table-cell table:style-name="TableCellStyle" office:value-type="string">
            <text:p text:style-name="TableCell">2.0 Мп</text:p>
          </table:table-cell>
        </table:table-row>
        <table:table-row table:style-name="TableRow">
          <table:table-cell table:style-name="TableCellStyle" office:value-type="string">
            <text:p text:style-name="TableCell">Формат кодирования изображения</text:p>
          </table:table-cell>
          <table:table-cell table:style-name="TableCellStyle" office:value-type="string">
            <text:p text:style-name="TableCell">JPEG</text:p>
          </table:table-cell>
        </table:table-row>
        <table:table-row table:style-name="TableRow">
          <table:table-cell table:style-name="TableCellStyle" office:value-type="string">
            <text:p text:style-name="TableCell">Тип фокусировки объектива</text:p>
          </table:table-cell>
          <table:table-cell table:style-name="TableCellStyle" office:value-type="string">
            <text:p text:style-name="TableCell">фиксированный</text:p>
          </table:table-cell>
        </table:table-row>
        <table:table-row table:style-name="TableRow">
          <table:table-cell table:style-name="TableCellStyle" office:value-type="string">
            <text:p text:style-name="TableCell">Объём встроенной flash-памяти</text:p>
          </table:table-cell>
          <table:table-cell table:style-name="TableCellStyle" office:value-type="string">
            <text:p text:style-name="TableCell">от 4 до 16 МБ</text:p>
          </table:table-cell>
        </table:table-row>
        <table:table-row table:style-name="TableRow">
          <table:table-cell table:style-name="TableCellStyle" office:value-type="string">
            <text:p text:style-name="TableCell">Тип файловой системы для хранения данных</text:p>
          </table:table-cell>
          <table:table-cell table:style-name="TableCellStyle" office:value-type="string">
            <text:p text:style-name="TableCell">SPIFFS</text:p>
          </table:table-cell>
        </table:table-row>
        <table:table-row table:style-name="TableRow">
          <table:table-cell table:style-name="TableCellStyle" office:value-type="string">
            <text:p text:style-name="TableCell">Поддерживаемый стандарт Wi-Fi</text:p>
          </table:table-cell>
          <table:table-cell table:style-name="TableCellStyle" office:value-type="string">
            <text:p text:style-name="TableCell">802.11 b/g/n</text:p>
          </table:table-cell>
        </table:table-row>
        <table:table-row table:style-name="TableRow">
          <table:table-cell table:style-name="TableCellStyle" office:value-type="string">
            <text:p text:style-name="TableCell">Тип поддержки Bluetooth</text:p>
          </table:table-cell>
          <table:table-cell table:style-name="TableCellStyle" office:value-type="string">
            <text:p text:style-name="TableCell">Bluetooth Low Energy (BLE)</text:p>
          </table:table-cell>
        </table:table-row>
        <table:table-row table:style-name="TableRow">
          <table:table-cell table:style-name="TableCellStyle" office:value-type="string">
            <text:p text:style-name="TableCell">Номинальное напряжение питания</text:p>
          </table:table-cell>
          <table:table-cell table:style-name="TableCellStyle" office:value-type="string">
            <text:p text:style-name="TableCell">5.0 В</text:p>
          </table:table-cell>
        </table:table-row>
        <table:table-row table:style-name="TableRow">
          <table:table-cell table:style-name="TableCellStyle" office:value-type="string">
            <text:p text:style-name="TableCell">Максимальный потребляемый ток в активном режиме</text:p>
          </table:table-cell>
          <table:table-cell table:style-name="TableCellStyle" office:value-type="string">
            <text:p text:style-name="TableCell">300 мА</text:p>
          </table:table-cell>
        </table:table-row>
        <table:table-row table:style-name="TableRow">
          <table:table-cell table:style-name="TableCellStyle" office:value-type="string">
            <text:p text:style-name="TableCell">Минимальный ток источника питания</text:p>
          </table:table-cell>
          <table:table-cell table:style-name="TableCellStyle" office:value-type="string">
            <text:p text:style-name="TableCell">500 мА</text:p>
          </table:table-cell>
        </table:table-row>
        <table:table-row table:style-name="TableRow">
          <table:table-cell table:style-name="TableCellStyle" office:value-type="string">
            <text:p text:style-name="TableCell">Способ подключения питания</text:p>
          </table:table-cell>
          <table:table-cell table:style-name="TableCellStyle" office:value-type="string">
            <text:p text:style-name="TableCell">через контактные площадки или стабилизированный вход</text:p>
          </table:table-cell>
        </table:table-row>
        <table:table-row table:style-name="TableRow">
          <table:table-cell table:style-name="TableCellStyle" office:value-type="string">
            <text:p text:style-name="TableCell">Габаритные размеры (Д×Ш×В)</text:p>
          </table:table-cell>
          <table:table-cell table:style-name="TableCellStyle" office:value-type="string">
            <text:p text:style-name="TableCell">60×40×20 мм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ая масса устройства с корпусом</text:p>
          </table:table-cell>
          <table:table-cell table:style-name="TableCellStyle" office:value-type="string">
            <text:p text:style-name="TableCell">80 г</text:p>
          </table:table-cell>
        </table:table-row>
        <table:table-row table:style-name="TableRow">
          <table:table-cell table:style-name="TableCellStyle" office:value-type="string">
            <text:p text:style-name="TableCell">Материал и тип корпуса</text:p>
          </table:table-cell>
          <table:table-cell table:style-name="TableCellStyle" office:value-type="string">
            <text:p text:style-name="TableCell">АБС-пластик, неразборный корпус с отверстиями для объектива и вспышки</text:p>
          </table:table-cell>
        </table:table-row>
        <table:table-row table:style-name="TableRow">
          <table:table-cell table:style-name="TableCellStyle" office:value-type="string">
            <text:p text:style-name="TableCell">Тип защитной пломбы</text:p>
          </table:table-cell>
          <table:table-cell table:style-name="TableCellStyle" office:value-type="string">
            <text:p text:style-name="TableCell">пломба на стыке частей корпуса</text:p>
          </table:table-cell>
        </table:table-row>
        <table:table-row table:style-name="TableRow">
          <table:table-cell table:style-name="TableCellStyle" office:value-type="string">
            <text:p text:style-name="TableCell">Диапазон рабочих температур</text:p>
          </table:table-cell>
          <table:table-cell table:style-name="TableCellStyle" office:value-type="string">
            <text:p text:style-name="TableCell">от 0 до +40 °C</text:p>
          </table:table-cell>
        </table:table-row>
        <table:table-row table:style-name="TableRow">
          <table:table-cell table:style-name="TableCellStyle" office:value-type="string">
            <text:p text:style-name="TableCell">Диапазон температур хранения</text:p>
          </table:table-cell>
          <table:table-cell table:style-name="TableCellStyle" office:value-type="string">
            <text:p text:style-name="TableCell">от 10 до +35 °C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ая влажность</text:p>
          </table:table-cell>
          <table:table-cell table:style-name="TableCellStyle" office:value-type="string">
            <text:p text:style-name="TableCell">80 % (без конденсата)</text:p>
          </table:table-cell>
        </table:table-row>
        <table:table-row table:style-name="TableRow">
          <table:table-cell table:style-name="TableCellStyle" office:value-type="string">
            <text:p text:style-name="TableCell">Рекомендуемое место установки</text:p>
          </table:table-cell>
          <table:table-cell table:style-name="TableCellStyle" office:value-type="string">
            <text:p text:style-name="TableCell">только внутри помещений</text:p>
          </table:table-cell>
        </table:table-row>
        <table:table-row table:style-name="TableRow">
          <table:table-cell table:style-name="TableCellStyle" office:value-type="string">
            <text:p text:style-name="TableCell"> </text:p>
          </table:table-cell>
          <table:table-cell table:style-name="TableCellStyle" office:value-type="string">
            <text:p text:style-name="TableCell"> </text:p>
          </table:table-cell>
        </table:table-row>
        <table:table-row table:style-name="TableRow">
          <table:table-cell table:style-name="TableCellStyle" office:value-type="string">
            <text:p text:style-name="TableCell">Класс электробезопасности</text:p>
          </table:table-cell>
          <table:table-cell table:style-name="TableCellStyle" office:value-type="string">
            <text:p text:style-name="TableCell">устройство с питанием от источника постоянного тока 5 В</text:p>
          </table:table-cell>
        </table:table-row>
        <table:table-row table:style-name="TableRow">
          <table:table-cell table:style-name="TableCellStyle" office:value-type="string">
            <text:p text:style-name="TableCell">Требования к источнику питания</text:p>
          </table:table-cell>
          <table:table-cell table:style-name="TableCellStyle" office:value-type="string">
            <text:p text:style-name="TableCell">использование стабилизированного USB-порта или блока питания</text:p>
          </table:table-cell>
        </table:table-row>
        <table:table-row table:style-name="TableRow">
          <table:table-cell table:style-name="TableCellStyle" office:value-type="string">
            <text:p text:style-name="TableCell">Поддержка обновления прошивки по воздуху (OTA)</text:p>
          </table:table-cell>
          <table:table-cell table:style-name="TableCellStyle" office:value-type="string">
            <text:p text:style-name="TableCell">есть</text:p>
          </table:table-cell>
        </table:table-row>
        <table:table-row table:style-name="TableRow">
          <table:table-cell table:style-name="TableCellStyle" office:value-type="string">
            <text:p text:style-name="TableCell">Наличие режима глубокого сна</text:p>
          </table:table-cell>
          <table:table-cell table:style-name="TableCellStyle" office:value-type="string">
            <text:p text:style-name="TableCell">есть</text:p>
          </table:table-cell>
        </table:table-row>
        <table:table-row table:style-name="TableRow">
          <table:table-cell table:style-name="TableCellStyle" office:value-type="string">
            <text:p text:style-name="TableCell">Максимальное количество поддерживаемых счётчиков</text:p>
          </table:table-cell>
          <table:table-cell table:style-name="TableCellStyle" office:value-type="string">
            <text:p text:style-name="TableCell">2 шт</text:p>
          </table:table-cell>
        </table:table-row>
        <table:table-row table:style-name="TableRow">
          <table:table-cell table:style-name="TableCellStyle" office:value-type="string">
            <text:p text:style-name="TableCell">Способ распознавания показаний</text:p>
          </table:table-cell>
          <table:table-cell table:style-name="TableCellStyle" office:value-type="string">
            <text:p text:style-name="TableCell">внешний сервер (адрес задаётся в прошивке)</text:p>
          </table:table-cell>
        </table:table-row>
      </table:table>
      <text:p text:style-name="Normal"/>
      <text:p text:style-name="Heading_20_1">
        <text:bookmark-start text:name="toc_completeness_4"/>
        2 Комплектность
        <text:bookmark-end text:name="toc_completeness_4"/>
      </text:p>
      <text:p text:style-name="Heading_20_2">
        <text:bookmark-start text:name="toc_delivery_set_5"/>
        2.1 Комплект поставки
        <text:bookmark-end text:name="toc_delivery_set_5"/>
      </text:p>
      <text:p text:style-name="Clause">Комплектность поставки приведена приведены в таблице 3</text:p>
      <text:p text:style-name="TableTitle">Таблица 3 – Комплектность поставки</text:p>
      <table:table table:name="Table3" table:style-name="Table">
        <table:table-column table:style-name="TableColumn"/>
        <table:table-column table:style-name="TableColumn"/>
        <table:table-column table:style-name="TableColumn"/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Обозначение изделия</text:p>
          </table:table-cell>
          <table:table-cell table:style-name="TableCellStyle" office:value-type="string">
            <text:p text:style-name="TableHeader">Наименование изделия</text:p>
          </table:table-cell>
          <table:table-cell table:style-name="TableCellStyle" office:value-type="string">
            <text:p text:style-name="TableHeader">Количество</text:p>
          </table:table-cell>
          <table:table-cell table:style-name="TableCellStyle" office:value-type="string">
            <text:p text:style-name="TableHeader">Заводской номер</text:p>
          </table:table-cell>
          <table:table-cell table:style-name="TableCellStyle" office:value-type="string">
            <text:p text:style-name="TableHeader">Примечание</text:p>
          </table:table-cell>
        </table:table-row>
        <table:table-row table:style-name="TableRow">
          <table:table-cell table:style-name="TableCellStyle" office:value-type="string">
            <text:p text:style-name="TableCell">АИМУ.123456.002</text:p>
          </table:table-cell>
          <table:table-cell table:style-name="TableCellStyle" office:value-type="string">
            <text:p text:style-name="TableCell">Система автоматизированного считывания показаний счетчиков "САСП-2"</text:p>
          </table:table-cell>
          <table:table-cell table:style-name="TableCellStyle" office:value-type="string">
            <text:p text:style-name="TableCell">1 шт.</text:p>
          </table:table-cell>
          <table:table-cell table:style-name="TableCellStyle" office:value-type="string">
            <text:p text:style-name="TableCell">ESP-CAM-2025-0001</text:p>
          </table:table-cell>
          <table:table-cell table:style-name="TableCellStyle" office:value-type="string">
            <text:p text:style-name="TableCell">Основное изделие</text:p>
          </table:table-cell>
        </table:table-row>
        <table:table-row table:style-name="TableRow">
          <table:table-cell table:style-name="TableCellStyle" office:value-type="string">
            <text:p text:style-name="TableCell">PS-5V</text:p>
          </table:table-cell>
          <table:table-cell table:style-name="TableCellStyle" office:value-type="string">
            <text:p text:style-name="TableCell">Блок питания 5 В</text:p>
          </table:table-cell>
          <table:table-cell table:style-name="TableCellStyle" office:value-type="string">
            <text:p text:style-name="TableCell">1 шт.</text:p>
          </table:table-cell>
          <table:table-cell table:style-name="TableCellStyle" office:value-type="string">
            <text:p text:style-name="TableCell">PS-2025-0001</text:p>
          </table:table-cell>
          <table:table-cell table:style-name="TableCellStyle" office:value-type="string">
            <text:p text:style-name="TableCell">Опционально</text:p>
          </table:table-cell>
        </table:table-row>
        <table:table-row table:style-name="TableRow">
          <table:table-cell table:style-name="TableCellStyle" office:value-type="string">
            <text:p text:style-name="TableCell">CAB-DC</text:p>
          </table:table-cell>
          <table:table-cell table:style-name="TableCellStyle" office:value-type="string">
            <text:p text:style-name="TableCell">Кабель питания</text:p>
          </table:table-cell>
          <table:table-cell table:style-name="TableCellStyle" office:value-type="string">
            <text:p text:style-name="TableCell">1 шт.</text:p>
          </table:table-cell>
          <table:table-cell table:style-name="TableCellStyle" office:value-type="string">
            <text:p text:style-name="TableCell">CAB-2025-0001</text:p>
          </table:table-cell>
          <table:table-cell table:style-name="TableCellStyle" office:value-type="string">
            <text:p text:style-name="TableCell">Длина 1 м</text:p>
          </table:table-cell>
        </table:table-row>
        <table:table-row table:style-name="TableRow">
          <table:table-cell table:style-name="TableCellStyle" office:value-type="string">
            <text:p text:style-name="TableCell">АИМУ.123456.002.РЕ</text:p>
          </table:table-cell>
          <table:table-cell table:style-name="TableCellStyle" office:value-type="string">
            <text:p text:style-name="TableCell">Руководство по эксплуатации</text:p>
          </table:table-cell>
          <table:table-cell table:style-name="TableCellStyle" office:value-type="string">
            <text:p text:style-name="TableCell">1 экз.</text:p>
          </table:table-cell>
          <table:table-cell table:style-name="TableCellStyle" office:value-type="string">
            <text:p text:style-name="TableCell">–</text:p>
          </table:table-cell>
          <table:table-cell table:style-name="TableCellStyle" office:value-type="string">
            <text:p text:style-name="TableCell">В электронной форме</text:p>
          </table:table-cell>
        </table:table-row>
        <table:table-row table:style-name="TableRow">
          <table:table-cell table:style-name="TableCellStyle" office:value-type="string">
            <text:p text:style-name="TableCell">АИМУ.123456.002.ПС</text:p>
          </table:table-cell>
          <table:table-cell table:style-name="TableCellStyle" office:value-type="string">
            <text:p text:style-name="TableCell">Паспорт</text:p>
          </table:table-cell>
          <table:table-cell table:style-name="TableCellStyle" office:value-type="string">
            <text:p text:style-name="TableCell">1 экз.</text:p>
          </table:table-cell>
          <table:table-cell table:style-name="TableCellStyle" office:value-type="string">
            <text:p text:style-name="TableCell">–</text:p>
          </table:table-cell>
          <table:table-cell table:style-name="TableCellStyle" office:value-type="string">
            <text:p text:style-name="TableCell">Настоящий документ</text:p>
          </table:table-cell>
        </table:table-row>
      </table:table>
      <text:p text:style-name="Normal"/>
      <text:p text:style-name="Heading_20_2">
        <text:bookmark-start text:name="toc_limited_resource_6"/>
        2.2 Изделия с ограниченным ресурсом
        <text:bookmark-end text:name="toc_limited_resource_6"/>
      </text:p>
      <text:p text:style-name="Clause">
        <text:bookmark-start text:name="toc_limited_resource_list_limited_resource_list"/>
        2.2.1 Изделия с ограниченным ресурсом:
        <text:bookmark-end text:name="toc_limited_resource_list_limited_resource_list"/>
      </text:p>
      <text:p text:style-name="Subclause">– светодиод вспышки: срок службы 3 года.</text:p>
      <text:p text:style-name="Heading_20_2">
        <text:bookmark-start text:name="toc_additional_equipment_7"/>
        2.3 Дополнительное оборудование
        <text:bookmark-end text:name="toc_additional_equipment_7"/>
      </text:p>
      <text:p text:style-name="Clause">
        <text:bookmark-start text:name="toc_additional_equipment_info_additional_equipment_info"/>
        2.3.1 Дополнительное оборудование
        <text:bookmark-end text:name="toc_additional_equipment_info_additional_equipment_info"/>
      </text:p>
      <text:p text:style-name="Clause">Крепления для конкретной модели счетчика приобретаются отдельно и не входят в стандартную комплектацию.</text:p>
      <text:p text:style-name="Heading_20_1">
        <text:bookmark-start text:name="toc_lifespan_warranty_8"/>
        3 Ресурсы, сроки службы и хранения и гарантии изготовителя
        <text:bookmark-end text:name="toc_lifespan_warranty_8"/>
      </text:p>
      <text:p text:style-name="Heading_20_2">
        <text:bookmark-start text:name="toc_lifespan_9"/>
        3.1 Ресурсы, сроки службы и хранения
        <text:bookmark-end text:name="toc_lifespan_9"/>
      </text:p>
      <text:p text:style-name="Clause">
        <text:bookmark-start text:name="toc_lifespan_details_lifespan_details"/>
        3.1.1 Ресурсы и сроки
        <text:bookmark-end text:name="toc_lifespan_details_lifespan_details"/>
      </text:p>
      <text:p text:style-name="Subclause">– гарантийный срок эксплуатации: 12 месяцев с даты продажи;</text:p>
      <text:p text:style-name="Subclause">– наработка на отказ: не менее 10000 часов;</text:p>
      <text:p text:style-name="Subclause">– срок службы изделия: 5 лет;</text:p>
      <text:p text:style-name="Subclause">– срок хранения в упаковке изготовителя: 2 лет.</text:p>
      <text:p text:style-name="Heading_20_2">
        <text:bookmark-start text:name="toc_warranty_10"/>
        3.2 Гарантии изготовителя
        <text:bookmark-end text:name="toc_warranty_10"/>
      </text:p>
      <text:p text:style-name="Clause">
        <text:bookmark-start text:name="toc_warranty_terms_warranty_terms"/>
        3.2.1 Условия гарантии
        <text:bookmark-end text:name="toc_warranty_terms_warranty_terms"/>
      </text:p>
      <text:p text:style-name="Clause">Изготовитель гарантирует соответствие изделия требованиям технической документации при соблюдении условий эксплуатации, транспортирования и хранения.</text:p>
      <text:p text:style-name="Clause">Гарантия не распространяется в случаях:</text:p>
      <text:p text:style-name="Subclause">– механические повреждения корпуса;</text:p>
      <text:p text:style-name="Subclause">– попадание влаги внутрь устройства;</text:p>
      <text:p text:style-name="Subclause">– использование нештатного блока питания;</text:p>
      <text:p text:style-name="Subclause">– самостоятельная разборка устройства.</text:p>
      <text:p text:style-name="Clause">
        <text:bookmark-start text:name="toc_service_addr_service_addr"/>
        3.2.2 Адреса сервисных центров:
        <text:bookmark-end text:name="toc_service_addr_service_addr"/>
      </text:p>
      <text:p text:style-name="Subclause">– г. Москва, ул. Сервисная, 0, тел: +7 (495) 000-22-33;</text:p>
      <text:p text:style-name="Subclause">– г. Санкт-Петербург, пр. Ремонтный, 0, тел: +7 (812) 000-55-66.</text:p>
      <text:p text:style-name="Heading_20_2">
        <text:bookmark-start text:name="toc_preservation_11"/>
        4 Консервация
        <text:bookmark-end text:name="toc_preservation_11"/>
      </text:p>
      <text:p text:style-name="Clause">
        <text:bookmark-start text:name="toc_preservation_table_12"/>
        4.1 Консервация
        <text:bookmark-end text:name="toc_preservation_table_12"/>
      </text:p>
      <text:p text:style-name="Clause">Сведения о консервации приведены в таблице 4.</text:p>
      <text:p text:style-name="TableTitle">Таблица 4 – Консервация</text:p>
      <table:table table:name="Table4" table:style-name="Table">
        <table:table-column table:style-name="TableColumn"/>
        <table:table-column table:style-name="TableColumn"/>
        <table:table-column table:style-name="TableColumn"/>
        <table:table-column table:style-name="TableColumn"/>
        <table:table-row table:style-name="TableRow">
          <table:table-cell table:style-name="TableCellStyle" office:value-type="string">
            <text:p text:style-name="TableHeader">Дата</text:p>
          </table:table-cell>
          <table:table-cell table:style-name="TableCellStyle" office:value-type="string">
            <text:p text:style-name="TableHeader">Наименование работы</text:p>
          </table:table-cell>
          <table:table-cell table:style-name="TableCellStyle" office:value-type="string">
            <text:p text:style-name="TableHeader">Срок действия, годы</text:p>
          </table:table-cell>
          <table:table-cell table:style-name="TableCellStyle" office:value-type="string">
            <text:p text:style-name="TableHeader">Должность, фамилия и подпись</text:p>
          </table:table-cell>
        </table:table-row>
        <table:table-row table:style-name="TableRow">
          <table:table-cell table:style-name="TableCellStyle" office:value-type="string">
            <text:p text:style-name="TableCell">01.01.2025</text:p>
          </table:table-cell>
          <table:table-cell table:style-name="TableCellStyle" office:value-type="string">
            <text:p text:style-name="TableCell">Первичная консервация</text:p>
          </table:table-cell>
          <table:table-cell table:style-name="TableCellStyle" office:value-type="string">
            <text:p text:style-name="TableCell">2</text:p>
          </table:table-cell>
          <table:table-cell table:style-name="TableCellStyle" office:value-type="string">
            <text:p text:style-name="TableCell"> </text:p>
          </table:table-cell>
        </table:table-row>
      </table:table>
      <text:p text:style-name="Normal"/>
      <text:p text:style-name="Heading_20_2">
        <text:bookmark-start text:name="toc_packaging_13"/>
        5 Свидетельство об упаковывании
        <text:bookmark-end text:name="toc_packaging_13"/>
      </text:p>
      <text:p text:style-name="Clause">
        <text:bookmark-start text:name="toc_packaging_info_14"/>
        5.1 Свидетельство об упаковывании
        <text:bookmark-end text:name="toc_packaging_info_14"/>
      </text:p>
      <text:p text:style-name="Clause">Изделие упаковано в соответствии с требованиями технической документации. Упаковка обеспечивает сохранность изделия при транспортировании и хранении в течение установленного срока.</text:p>
      <text:p text:style-name="Clause">Состояние упаковки на момент отгрузки: исправное.</text:p>
      <text:p text:style-name="Clause">Ответственные лица:</text:p>
      <text:p text:style-name="Subclause">– упаковщик: ___________________;</text:p>
      <text:p text:style-name="Subclause">– контролер ОТК: ______________________.</text:p>
      <text:p text:style-name="Clause">Дата упаковывания: 05.01.2025</text:p>
      <text:p text:style-name="Heading_20_2">
        <text:bookmark-start text:name="toc_acceptance_15"/>
        6 Свидетельство о приемке
        <text:bookmark-end text:name="toc_acceptance_15"/>
      </text:p>
      <text:p text:style-name="Clause">
        <text:bookmark-start text:name="toc_acceptance_info_16"/>
        6.1 Свидетельство о приемке
        <text:bookmark-end text:name="toc_acceptance_info_16"/>
      </text:p>
      <text:p text:style-name="Clause">Изделие прошло приемо-сдаточные испытания и признано годным к эксплуатации.</text:p>
      <text:p text:style-name="Clause">Результаты испытаний:</text:p>
      <text:p text:style-name="Subclause">– проверка электрических параметров: соответствуют;</text:p>
      <text:p text:style-name="Subclause">– проверка функциональности: соответствуют;</text:p>
      <text:p text:style-name="Subclause">– визуальный контроль корпуса и пломбы: соответствуют;</text:p>
      <text:p text:style-name="Subclause">– проверка OTA-функционала: соответствуют.</text:p>
      <text:p text:style-name="Clause">Заключение: изделие годно.</text:p>
      <text:p text:style-name="Clause">Ответственные лица:</text:p>
      <text:p text:style-name="Subclause">– представитель ОТК: __________________;</text:p>
      <text:p text:style-name="Subclause">– начальник сборочного цеха: _______________.</text:p>
      <text:p text:style-name="Clause">Дата приемки: 05.01.2025</text:p>
      <text:p text:style-name="Heading_20_2">
        <text:bookmark-start text:name="toc_pre_installation_17"/>
        7 Требования к проверке перед установкой
        <text:bookmark-end text:name="toc_pre_installation_17"/>
      </text:p>
      <text:p text:style-name="Clause">
        <text:bookmark-start text:name="toc_pre_installation_checklist_18"/>
        7.1 Проверка перед установкой
        <text:bookmark-end text:name="toc_pre_installation_checklist_18"/>
      </text:p>
      <text:p text:style-name="Subclause">– Проверить целостность упаковки, корпуса и пломбы.</text:p>
      <text:p text:style-name="Subclause">– Проверить наличие всех компонентов по ведомости комплектности.</text:p>
      <text:p text:style-name="Subclause">– Визуально осмотреть корпус на отсутствие механических повреждений.</text:p>
      <text:p text:style-name="Subclause">– Проверить соответствие напряжения блока питания (5.0 В).</text:p>
      <text:p text:style-name="Subclause">– Приобрести совместимые крепления для выбранной модели счетчика.</text:p>
      <text:p text:style-name="Heading_20_1">
        <text:bookmark-start text:name="toc_disposal_19"/>
        8 Сведения об утилизации
        <text:bookmark-end text:name="toc_disposal_19"/>
      </text:p>
      <text:p text:style-name="Heading_20_2">
        <text:bookmark-start text:name="toc_disposal_safety_20"/>
        8.1 Меры безопасности при утилизации
        <text:bookmark-end text:name="toc_disposal_safety_20"/>
      </text:p>
      <text:p text:style-name="Clause">
        <text:bookmark-start text:name="toc_disposal_safety_rules_disposal_safety_rules"/>
        8.1.1 Меры безопасности
        <text:bookmark-end text:name="toc_disposal_safety_rules_disposal_safety_rules"/>
      </text:p>
      <text:p text:style-name="Subclause">– Перед утилизацией необходимо отключить изделие от всех источников питания.</text:p>
      <text:p text:style-name="Subclause">– Запрещается пытаться разбирать корпус, изделие сдается на утилизацию в сборе.</text:p>
      <text:p text:style-name="Subclause">– Изделие не содержит опасных веществ в количествах, требующих специальной утилизации.</text:p>
      <text:p text:style-name="Heading_20_2">
        <text:bookmark-start text:name="toc_disposal_preparation_21"/>
        8.2 Подготовка к утилизации
        <text:bookmark-end text:name="toc_disposal_preparation_21"/>
      </text:p>
      <text:p text:style-name="Clause">
        <text:bookmark-start text:name="toc_disposal_preparation_steps_disposal_preparation_steps"/>
        8.2.1 Подготовка к утилизации
        <text:bookmark-end text:name="toc_disposal_preparation_steps_disposal_preparation_steps"/>
      </text:p>
      <text:p text:style-name="Subclause">– отключить устройство от счетчика (снять с креплений).</text:p>
      <text:p text:style-name="Subclause">– отсоединить блок питания и все кабели.</text:p>
      <text:p text:style-name="Subclause">– сдать целое, неразобранное изделие в пункт приема.</text:p>
      <text:p text:style-name="Heading_20_2">
        <text:bookmark-start text:name="toc_disposal_methods_22"/>
        8.3 Методы утилизации
        <text:bookmark-end text:name="toc_disposal_methods_22"/>
      </text:p>
      <text:p text:style-name="Clause">
        <text:bookmark-start text:name="toc_disposal_methods_list_disposal_methods_list"/>
        8.3.1 Методы утилизации
        <text:bookmark-end text:name="toc_disposal_methods_list_disposal_methods_list"/>
      </text:p>
      <text:p text:style-name="Subclause">– сдача в специализированные пункты приема электронных отходов.</text:p>
      <text:p text:style-name="Subclause">– передача организациям, имеющим лицензию на утилизацию электронной техники.</text:p>
      <text:p text:style-name="Heading_20_2">
        <text:bookmark-start text:name="toc_disposal_parts_23"/>
        8.4 Перечень утилизируемых составных частей
        <text:bookmark-end text:name="toc_disposal_parts_23"/>
      </text:p>
      <text:p text:style-name="Clause">
        <text:bookmark-start text:name="toc_disposal_components_disposal_components"/>
        8.4.1 Составные части для утилизации
        <text:bookmark-end text:name="toc_disposal_components_disposal_components"/>
      </text:p>
      <text:p text:style-name="Subclause">– корпус: АБС-пластик;</text:p>
      <text:p text:style-name="Subclause">– плата: электронная плата;</text:p>
      <text:p text:style-name="Subclause">– камера: камера OV2640;</text:p>
      <text:p text:style-name="Subclause">– стекло: защитное стек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style style:name="Standard" style:family="paragraph">
      <style:text-properties fo:font-size="14pt"/>
    </style:style>
  </office:styles>
  <office:automatic-styles>
    <style:page-layout style:name="Mpm1">
      <style:page-layout-properties fo:page-width="21.0cm" fo:page-height="29.7cm" fo:margin-top="1.5cm" fo:margin-bottom="2.0cm" fo:margin-left="3.0cm" fo:margin-right="1.5cm" style:writing-mode="lr-tb"/>
    </style:page-layout>
  </office:automatic-styles>
  <office:master-styles>
    <style:master-page style:name="Standard" style:page-layout-name="M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meta:generator>UniversalDocumentBuilder-PS</meta:generator>
    <dc:title>Паспорт изделия</dc:title>
    <dc:creator>Генератор ГОСТ</dc:creator>
    <meta:creation-date>2025-12-25T15:30:27</meta:creation-date>
    <dc:date>2025-12-25T15:30:27</dc:date>
  </office:meta>
</office:document-meta>
</file>